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Beyond Code Club</text:span></text:p>
            <text:p><text:span text:style-name="T2"/></text:p>
            <text:p><text:span text:style-name="T2">Ivan Grigg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<text:span text:style-name="T3">Not intended as a complaint about any Code Club projects - could also be ‘Argument Time’</text:span></text:p>
              <text:p><text:span text:style-name="T3"/></text:p>
              <text:p><text:span text:style-name="T3">For those who want to do more, just some extra considerations</text:span></text:p>
              <text:p><text:span text:style-name="T3"/></text:p>
              <text:p><text:span text:style-name="T3">e.g. can you extend a Code Club session from one hour doing basic skills (limited by time and knowledge of attendees)?</text:span></text:p>
            </draw:text-box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Thinking cap - 1</text:p>
          </draw:text-box>
        </draw:frame>
        <draw:frame presentation:style-name="pr4" draw:text-style-name="P3" draw:layer="layout" svg:width="25.199cm" svg:height="12.179cm" svg:x="1.4cm" svg:y="4.914cm" presentation:class="subtitle">
          <draw:text-box>
            <text:p>A family member, relative, or friend is impressed by the quality of your drawings, and suggests that you might show them in an exhibition.</text:p>
            <text:p/>
            <text:p>What would you need to make this happen?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No need for you to use a computer, but you can get involved by sharing your thoughts and opinions</text:p>
              <text:p/>
              <text:p>While you are thinking… consider the following</text:p>
            </draw:text-box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Stages of a projec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Design</text:p>
                <text:list>
                  <text:list-item>
                    <text:p>What? Resources? Skills? Time?</text:p>
                  </text:list-item>
                  <text:list-item>
                    <text:p>Code Club does this for you</text:p>
                  </text:list-item>
                </text:list>
              </text:list-item>
              <text:list-item>
                <text:p>Build</text:p>
                <text:list>
                  <text:list-item>
                    <text:p>Code, hardware</text:p>
                  </text:list-item>
                  <text:list-item>
                    <text:p>Follow the instructions</text:p>
                  </text:list-item>
                </text:list>
              </text:list-item>
              <text:list-item>
                <text:p>Test</text:p>
                <text:list>
                  <text:list-item>
                    <text:p>Run it, check it is typed properly</text:p>
                  </text:list-item>
                </text:list>
              </text:list-item>
              <text:list-item>
                <text:p>Maintain</text:p>
                <text:list>
                  <text:list-item>
                    <text:p>Release, bugs, versions, new functionality</text:p>
                  </text:list-item>
                  <text:list-item>
                    <text:p>Code Club does this for yo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user-transformed="true">
            <draw:text-box>
              <text:p>A typical Code Club project?</text:p>
              <text:p/>
              <text:p>High level model – very general. Lots of variations at a lower level</text:p>
              <text:p/>
              <text:p>The thing to note is that Code Club does a lot of the work for you</text:p>
              <text:p/>
              <text:p>I will focus mainly on the Design step; to consider the way in which projects can be created or developed further than those from Code Club</text:p>
            </draw:text-box>
          </draw:frame>
        </presentation:notes>
      </draw:page>
      <draw:page draw:name="page4" draw:style-name="dp1" draw:master-page-name="Default" presentation:presentation-page-layout-name="AL2T0">
        <draw:frame presentation:style-name="pr6" draw:layer="layout" svg:width="25.199cm" svg:height="3.506cm" svg:x="1.4cm" svg:y="0.837cm" presentation:class="title">
          <draw:text-box>
            <text:p>Thinking cap - 1</text:p>
          </draw:text-box>
        </draw:frame>
        <draw:frame presentation:style-name="pr7" draw:text-style-name="P5" draw:layer="layout" svg:width="25.199cm" svg:height="12.179cm" svg:x="1.4cm" svg:y="4.914cm" presentation:class="subtitle">
          <draw:text-box>
            <text:p text:style-name="P4">A family member, relative, or friend is impressed by the quality of your drawings, and suggests that you might show them in an exhibition.</text:p>
            <text:p text:style-name="P4"/>
            <text:p text:style-name="P4">What would you need to make this happen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<text:span text:style-name="T3">OK - have you been thinking? Shout out, hands up?</text:span></text:p>
              <text:p><text:span text:style-name="T3"/></text:p>
              <text:p><text:span text:style-name="T3">No answers are too silly!</text:span></text:p>
            </draw:text-box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Thinking cap - 1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Drawings</text:p>
              </text:list-item>
              <text:list-item>
                <text:p>Display room, boards, frames?</text:p>
              </text:list-item>
              <text:list-item>
                <text:p>Sales? Ordering?</text:p>
              </text:list-item>
              <text:list-item>
                <text:p>“Utoob” - online display?</text:p>
                <text:list>
                  <text:list-item>
                    <text:p>check if there is significant interest</text:p>
                  </text:list-item>
                  <text:list-item>
                    <text:p>media: paper and electronic pictures</text:p>
                  </text:list-item>
                  <text:list-item>
                    <text:p>replay video in display room?</text:p>
                  </text:list-item>
                  <text:list-item>
                    <text:p>Is it what people expected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Answers from that question…</text:p>
              <text:p/>
              <text:p>Fundamentally, there is more than one “vision” for what the project is to be</text:p>
              <text:p/>
              <text:p>Key points:</text:p>
              <text:list text:style-name="L1">
                <text:list-item>
                  <text:p>intermediate milestones to check progress</text:p>
                </text:list-item>
                <text:list-item>
                  <text:p>clear view of what is required</text:p>
                </text:list-item>
                <text:list-item>
                  <text:p>decide these before you start?</text:p>
                </text:list-item>
              </text:list>
              <text:p/>
              <text:p>Just what a Code Club project does</text:p>
            </draw:text-box>
          </draw:frame>
        </presentation:notes>
      </draw:page>
      <draw:page draw:name="page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What else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esign</text:p>
                <text:list>
                  <text:list-item>
                    <text:p>Limits? Project Outline /summary</text:p>
                  </text:list-item>
                  <text:list-item>
                    <text:p>Coordination? Leadership?</text:p>
                  </text:list-item>
                  <text:list-item>
                    <text:p>Phases / releases?</text:p>
                  </text:list-item>
                </text:list>
              </text:list-item>
              <text:list-item>
                <text:p>Build</text:p>
                <text:list>
                  <text:list-item>
                    <text:p>One person or many?</text:p>
                  </text:list-item>
                </text:list>
              </text:list-item>
              <text:list-item>
                <text:p>Test</text:p>
                <text:list>
                  <text:list-item>
                    <text:p>When? What?</text:p>
                  </text:list-item>
                  <text:list-item>
                    <text:p>Does what it should? Doesn’t do what it shouldn’t?</text:p>
                  </text:list-item>
                </text:list>
              </text:list-item>
              <text:list-item>
                <text:p>Maintenance</text:p>
                <text:list>
                  <text:list-item>
                    <text:p>Finished or continue? Communication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Extra points to consider in the Stages of a Project…</text:p>
              <text:p/>
              <text:p>A big decision in the Design phase is what the project will and won’t do</text:p>
              <text:p/>
              <text:p>Testing - good or bad? Park football / penalties; is it confrontation or friendly competition?</text:p>
            </draw:text-box>
          </draw:frame>
        </presentation:notes>
      </draw:page>
      <draw:page draw:name="page7" draw:style-name="dp1" draw:master-page-name="Default" presentation:presentation-page-layout-name="AL2T0">
        <draw:frame presentation:style-name="pr6" draw:layer="layout" svg:width="25.199cm" svg:height="3.506cm" svg:x="1.4cm" svg:y="0.837cm" presentation:class="title">
          <draw:text-box>
            <text:p>Thinking cap - 2</text:p>
          </draw:text-box>
        </draw:frame>
        <draw:frame presentation:style-name="pr7" draw:text-style-name="P5" draw:layer="layout" svg:width="25.199cm" svg:height="12.179cm" svg:x="1.4cm" svg:y="4.914cm" presentation:class="subtitle">
          <draw:text-box>
            <text:p text:style-name="P4">You are explaining your Raspberry PI to a family member, relative, or friend. They ask you if it can show the temperature.</text:p>
            <text:p text:style-name="P4"/>
            <text:p text:style-name="P4">What would you need to make this happen?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Now a more detailed project…</text:p>
              <text:p/>
              <text:p>Existing solutions not allowed. Commercial or existing project</text:p>
            </draw:text-box>
          </draw:frame>
        </presentation:notes>
      </draw:page>
      <draw:page draw:name="page8" draw:style-name="dp1" draw:master-page-name="Default" presentation:presentation-page-layout-name="AL4T3">
        <draw:frame presentation:style-name="pr6" draw:layer="layout" svg:width="25.199cm" svg:height="3.506cm" svg:x="1.4cm" svg:y="0.837cm" presentation:class="title">
          <draw:text-box>
            <text:p>RPi thermometer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3">
              <text:list-item>
                <text:p>Existing commercial</text:p>
              </text:list-item>
              <text:list-item>
                <text:p>Existing project</text:p>
              </text:list-item>
              <text:list-item>
                <text:p>Thermometer device</text:p>
              </text:list-item>
              <text:list-item>
                <text:p>Electronic circuit</text:p>
              </text:list-item>
              <text:list-item>
                <text:p>Location (&amp; case)</text:p>
              </text:list-item>
              <text:list-item>
                <text:p>Where to ‘see’ result</text:p>
              </text:list-item>
              <text:list-item>
                <text:p>Which Pi model?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3">
              <text:list-item>
                <text:p>Code to read a result</text:p>
              </text:list-item>
              <text:list-item>
                <text:p>Code to repeat result</text:p>
              </text:list-item>
              <text:list-item>
                <text:p>Result text, GUI, HTML</text:p>
              </text:list-item>
              <text:list-item>
                <text:p>Saving results, graph</text:p>
              </text:list-item>
              <text:list-item>
                <text:p>Access to Pi; e.g. SSH, VNC, RDP</text:p>
              </text:list-item>
              <text:list-item>
                <text:p>Secur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This list roughly covers the different skills required</text:p>
              <text:p/>
              <text:p>Key points:</text:p>
              <text:list text:style-name="L1">
                <text:list-item>
                  <text:p>intermediate milestones to check progress?</text:p>
                </text:list-item>
                <text:list-item>
                  <text:p>clear design? how and where is it used?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Thermometer - skil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Electronics / wiring</text:p>
              </text:list-item>
              <text:list-item>
                <text:p>Case build</text:p>
              </text:list-item>
              <text:list-item>
                <text:p>Code language(s)</text:p>
                <text:list>
                  <text:list-item>
                    <text:p>GPIO, GUI, HTML, database</text:p>
                  </text:list-item>
                </text:list>
              </text:list-item>
              <text:list-item>
                <text:p>Maths / statistics</text:p>
              </text:list-item>
              <text:list-item>
                <text:p>Leadership</text:p>
              </text:list-item>
              <text:list-item>
                <text:p>Testing</text:p>
              </text:list-item>
              <text:list-item>
                <text:p>Documen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Clearly there are several different skills; not all require a good ‘coder’</text:p>
              <text:p/>
              <text:p>One person needs good communication and coordination skills to be a leader</text:p>
              <text:p/>
              <text:p>How do you run a project with multiple people? Necessary if there are different skills, and lots of work in one or more areas</text:p>
            </draw:text-box>
          </draw:frame>
        </presentation:notes>
      </draw:page>
      <draw:page draw:name="page10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Scratch</text:p>
          </draw:text-box>
        </draw:frame>
        <draw:frame presentation:style-name="pr4" draw:text-style-name="P3" draw:layer="layout" svg:width="25.199cm" svg:height="12.179cm" svg:x="1.4cm" svg:y="4.914cm" presentation:class="subtitle">
          <draw:text-box>
            <text:p>Volunteers to help to design a project?</text:p>
            <text:p/>
            <text:p>Watch this Scratch Project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Code Club does a lot of Scratch projects</text:p>
              <text:p/>
              <text:p>Who thinks that they can help design a Scratch Project?</text:p>
              <text:p/>
              <text:p>Who has done or wants to help with a school play?</text:p>
              <text:p/>
              <text:p>Here's a Scratch project (more of a play than a game) - watch...</text:p>
              <text:p/>
              <text:p>Compare Scratch with the play - find similarities, then transfer thinking between the two</text:p>
            </draw:text-box>
          </draw:frame>
        </presentation:notes>
      </draw:page>
      <draw:page draw:name="page1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emonstration - Scratch</text:p>
          </draw:text-box>
        </draw:frame>
        <draw:frame presentation:style-name="pr5" draw:layer="layout" svg:width="25.199cm" svg:height="12.179cm" svg:x="1.4cm" svg:y="4.914cm" presentation:class="outline">
          <draw:text-box>
            <text:p>Scene: Park, with pond and birds</text:p>
            <text:p>actor1 enters from right, looks at pond</text:p>
            <text:p>actor2 enters from left, also looks at pond</text:p>
            <text:p>actor2: "Hello"</text:p>
            <text:p>actor1: "Hello, nice here isn't it?"</text:p>
            <text:p>actor2: "Hey, what do you call a man with a seagull on his head?"</text:p>
            <text:p>actor2: "Cliff!"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<text:span text:style-name="T3">To design the project, consider this as a play, we need a script</text:span></text:p>
              <text:p><text:span text:style-name="T3"/></text:p>
              <text:p><text:span text:style-name="T3">This script covers what we are trying to do, and gives a 'picture' of that. Be careful with the comparisons you make, that you don't take them too far</text:span></text:p>
              <text:p><text:span text:style-name="T3"/></text:p>
            </draw:text-box>
          </draw:frame>
        </presentation:notes>
      </draw:page>
      <draw:page draw:name="page1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emonstration - Scratc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Making this a project of collaboration for several people</text:p>
              </text:list-item>
              <text:list-item>
                <text:p>How many 'parts' make up this 'video' (there is no user interaction in this)?</text:p>
              </text:list-item>
              <text:list-item>
                <text:p>What skills are required?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Parts:</text:p>
              <text:list text:style-name="L1">
                <text:list-item>
                  <text:p>'Stage'</text:p>
                </text:list-item>
                <text:list-item>
                  <text:p>Stage image</text:p>
                </text:list-item>
                <text:list-item>
                  <text:p>First person</text:p>
                </text:list-item>
                <text:list-item>
                  <text:p>First person image(s) - costumes</text:p>
                </text:list-item>
                <text:list-item>
                  <text:p>Second person</text:p>
                </text:list-item>
                <text:list-item>
                  <text:p>Second person image(s) - costumes</text:p>
                </text:list-item>
                <text:list-item>
                  <text:p>Music</text:p>
                </text:list-item>
                <text:list-item>
                  <text:p>Director</text:p>
                </text:list-item>
              </text:list>
              <text:p/>
              <text:p>Skills:</text:p>
              <text:list text:continue-numbering="true" text:style-name="L1">
                <text:list-item>
                  <text:p>Coding Scratch</text:p>
                </text:list-item>
                <text:list-item>
                  <text:p>Artwork / Photography</text:p>
                </text:list-item>
                <text:list-item>
                  <text:p>Music</text:p>
                </text:list-item>
                <text:list-item>
                  <text:p>Planning</text:p>
                </text:list-item>
                <text:list-item>
                  <text:p>Testing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Design decided before coding starts (how much detail?)</text:p>
              </text:list-item>
              <text:list-item>
                <text:p>What 'parts' are required?</text:p>
              </text:list-item>
              <text:list-item>
                <text:p>What skills are required?</text:p>
              </text:list-item>
              <text:list-item>
                <text:p>What is the future of the project?</text:p>
              </text:list-item>
              <text:list-item>
                <text:p>Use intermediate milestones (in design)?</text:p>
              </text:list-item>
              <text:list-item>
                <text:p>Testing? Documentation? Release?</text:p>
              </text:list-item>
              <text:list-item>
                <text:p>Planning and communicatio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Here is a summary of what we have discussed. Note this is a list of questions, not rules.</text:p>
              <text:p/>
              <text:p>How your project, and the 'team', operates is your decision.</text:p>
              <text:p/>
              <text:p>Any final questions?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Page </text:span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4T07:25:22.434000000</meta:creation-date>
    <dc:date>2018-03-18T11:26:27.624000000</dc:date>
    <meta:editing-duration>PT3H44M54S</meta:editing-duration>
    <meta:editing-cycles>23</meta:editing-cycles>
    <meta:generator>LibreOffice/5.2.1.2$Windows_x86 LibreOffice_project/31dd62db80d4e60af04904455ec9c9219178d620</meta:generator>
    <meta:document-statistic meta:object-count="73"/>
  </office:meta>
</office:document-meta>
</file>